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2b8" officeooo:paragraph-rsid="001472b8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sumas – tiempos- totales <text:s/>(datos vs hilos)</text:p>
      <text:p text:style-name="Standard"/>
      <text:p text:style-name="Standard"/>
      <text:p text:style-name="Standard"/>
      <text:p text:style-name="Standard"><draw:frame draw:style-name="fr1" draw:name="Object1" text:anchor-type="paragraph" svg:width="6.7465in" svg:height="1.422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36:36.099480116</meta:creation-date>
    <dc:date>2018-04-10T11:32:36.326601748</dc:date>
    <meta:editing-duration>PT3M41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1" meta:word-count="7" meta:character-count="53" meta:non-whitespace-character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208" calcext:value-type="float">
            <text:p>0.20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24" calcext:value-type="float">
            <text:p>0.124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113" calcext:value-type="float">
            <text:p>0.113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table:number-columns-repeated="2"/>
          <table:table-cell office:value-type="float" office:value="125000250000" calcext:value-type="float">
            <text:p>125000250000</text:p>
          </table:table-cell>
          <table:table-cell office:value-type="float" office:value="500000500000" calcext:value-type="float">
            <text:p>500000500000</text:p>
          </table:table-cell>
          <table:table-cell office:value-type="float" office:value="50000005000000" calcext:value-type="float">
            <text:p>50000005000000</text:p>
          </table:table-cell>
          <table:table-cell office:value-type="float" office:value="5000000050000000" calcext:value-type="float">
            <text:p>5000000050000000</text:p>
          </table:table-cell>
          <table:table-cell office:value-type="float" office:value="5.000000005E+017" calcext:value-type="float">
            <text:p>5.000000005E+0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1:32:32.082217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